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pt" officeooo:rsid="001bd6c8" officeooo:paragraph-rsid="001bd6c8" style:font-size-asian="10pt" style:font-size-complex="10pt"/>
    </style:style>
    <style:style style:name="P2" style:family="paragraph" style:parent-style-name="Standard">
      <style:text-properties style:font-name="Liberation Sans" fo:font-size="10pt" officeooo:rsid="001bd24b" officeooo:paragraph-rsid="001bd24b" style:font-size-asian="10pt" style:font-size-complex="10pt"/>
    </style:style>
    <style:style style:name="P3" style:family="paragraph" style:parent-style-name="Standard">
      <style:text-properties style:font-name="Liberation Sans" fo:font-size="10pt" officeooo:rsid="001bd24b" officeooo:paragraph-rsid="001bd6c8" style:font-size-asian="10pt" style:font-size-complex="10pt"/>
    </style:style>
    <style:style style:name="P4" style:family="paragraph" style:parent-style-name="Standard">
      <style:text-properties style:font-name="Liberation Sans" fo:font-size="10pt" officeooo:rsid="001bd24b" officeooo:paragraph-rsid="001cb796" style:font-size-asian="10pt" style:font-size-complex="10pt"/>
    </style:style>
    <style:style style:name="P5" style:family="paragraph" style:parent-style-name="Standard">
      <style:text-properties style:font-name="Liberation Sans" fo:font-size="10pt" officeooo:paragraph-rsid="001bd6c8" style:font-size-asian="10pt" style:font-size-complex="10pt"/>
    </style:style>
    <style:style style:name="P6" style:family="paragraph" style:parent-style-name="Text_20_body">
      <style:text-properties style:font-name="Liberation Sans" officeooo:paragraph-rsid="001cb796"/>
    </style:style>
    <style:style style:name="P7" style:family="paragraph" style:parent-style-name="Text_20_body">
      <style:text-properties style:font-name="Liberation Sans" fo:font-size="10pt" officeooo:paragraph-rsid="001cb796" style:font-size-asian="10pt" style:font-size-complex="10pt"/>
    </style:style>
    <style:style style:name="P8" style:family="paragraph" style:parent-style-name="Text_20_body">
      <style:text-properties style:font-name="Liberation Sans" fo:font-size="10pt" officeooo:rsid="001cb796" officeooo:paragraph-rsid="001cb796" style:font-size-asian="10pt" style:font-size-complex="10pt"/>
    </style:style>
    <style:style style:name="P9" style:family="paragraph" style:parent-style-name="Text_20_body">
      <style:text-properties style:font-name="Liberation Sans" fo:font-size="10pt" officeooo:rsid="001bd6c8" officeooo:paragraph-rsid="001bd6c8" style:font-size-asian="10pt" style:font-size-complex="10pt"/>
    </style:style>
    <style:style style:name="P10" style:family="paragraph" style:parent-style-name="Text_20_body">
      <style:text-properties style:font-name="Liberation Sans" fo:font-size="10pt" officeooo:rsid="001bd6c8" officeooo:paragraph-rsid="00216bbf" style:font-size-asian="10pt" style:font-size-complex="10pt"/>
    </style:style>
    <style:style style:name="P11" style:family="paragraph" style:parent-style-name="Text_20_body">
      <style:text-properties style:font-name="Liberation Sans" fo:font-size="10pt" officeooo:rsid="001ee7b5" officeooo:paragraph-rsid="001ee7b5" style:font-size-asian="10pt" style:font-size-complex="10pt"/>
    </style:style>
    <style:style style:name="P12" style:family="paragraph" style:parent-style-name="Text_20_body">
      <style:text-properties fo:font-size="10pt" fo:font-style="italic" officeooo:rsid="001e0eb0" officeooo:paragraph-rsid="001e0eb0" style:font-size-asian="10pt" style:font-style-asian="italic" style:font-size-complex="10pt" style:font-style-complex="italic"/>
    </style:style>
    <style:style style:name="P13" style:family="paragraph" style:parent-style-name="Text_20_body">
      <style:text-properties fo:font-size="10pt" officeooo:rsid="001cb796" officeooo:paragraph-rsid="001cb796" style:font-size-asian="10pt" style:font-size-complex="10pt"/>
    </style:style>
    <style:style style:name="P14" style:family="paragraph" style:parent-style-name="Heading_20_3">
      <style:text-properties officeooo:paragraph-rsid="001cb796"/>
    </style:style>
    <style:style style:name="P15" style:family="paragraph" style:parent-style-name="Heading_20_3">
      <style:text-properties officeooo:paragraph-rsid="001ee7b5"/>
    </style:style>
    <style:style style:name="P16" style:family="paragraph" style:parent-style-name="Heading_20_3">
      <style:text-properties fo:font-size="14pt" style:font-size-asian="14pt" style:font-size-complex="14pt"/>
    </style:style>
    <style:style style:name="T1" style:family="text">
      <style:text-properties officeooo:rsid="001bd24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d24b" style:font-weight-asian="normal" style:font-weight-complex="normal"/>
    </style:style>
    <style:style style:name="T4" style:family="text">
      <style:text-properties fo:font-weight="normal" officeooo:rsid="001bd6c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bd24b" style:font-style-asian="italic" style:font-style-complex="italic"/>
    </style:style>
    <style:style style:name="T7" style:family="text">
      <style:text-properties fo:font-style="italic" officeooo:rsid="001cb796" style:font-style-asian="italic" style:font-style-complex="italic"/>
    </style:style>
    <style:style style:name="T8" style:family="text">
      <style:text-properties fo:font-style="italic" officeooo:rsid="0020ec56" style:font-style-asian="italic" style:font-style-complex="italic"/>
    </style:style>
    <style:style style:name="T9" style:family="text">
      <style:text-properties fo:font-style="italic" officeooo:rsid="00216bbf" style:font-style-asian="italic" style:font-style-complex="italic"/>
    </style:style>
    <style:style style:name="T10" style:family="text">
      <style:text-properties officeooo:rsid="001bd6c8"/>
    </style:style>
    <style:style style:name="T11" style:family="text">
      <style:text-properties officeooo:rsid="001cb796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cb796" style:font-size-asian="10pt" style:font-size-complex="10pt"/>
    </style:style>
    <style:style style:name="T14" style:family="text">
      <style:text-properties officeooo:rsid="001ee7b5"/>
    </style:style>
    <style:style style:name="T15" style:family="text">
      <style:text-properties officeooo:rsid="0020ec56"/>
    </style:style>
    <style:style style:name="T16" style:family="text">
      <style:text-properties officeooo:rsid="00216bbf"/>
    </style:style>
    <style:style style:name="T17" style:family="text">
      <style:text-properties officeooo:rsid="002432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E2MT- REST-Schnittstelle</text:h>
      <text:p text:style-name="P12"><text:tab/>Version: P.Kindt – <text:span text:style-name="T15">7</text:span>.5.2014</text:p>
      <text:p text:style-name="P6"><text:span text:style-name="T13">Lesehilfe: L</text:span><text:span text:style-name="T12">iste der REST JSON Parameter, </text:span><text:span text:style-name="T13">die bei einer REST-Transaktion angefragt werden im EBNF-Format (</text:span><text:a xlink:type="simple" xlink:href="http://de.wikipedia.org/wiki/Erweiterte_Backus-Naur-Form"><text:span text:style-name="T13">http://de.wikipedia.org/wiki/Erweiterte_Backus-Naur-Form</text:span></text:a><text:span text:style-name="T13">) . </text:span></text:p>
      <text:p text:style-name="P7"><text:span text:style-name="T7">Kursiv</text:span><text:span text:style-name="T11">: Terminalsymbole (erscheinen wort-wörtlich)<text:line-break/>GROßGESCHRIEBEN: Nicht-Terminalsymbole </text:span></text:p>
      <text:p text:style-name="P8">= <text:s text:c="2"/>Formale definition in EBNF-FORMAT<text:line-break/>: <text:s text:c="3"/>Nicht-Formale (umgangssprachliche) definition</text:p>
      <text:h text:style-name="P14" text:outline-level="3">OAUTH-Authentifizierung</text:h>
      <text:p text:style-name="P13">Bevor die Schnittstelle genutzt werden kann, wird per Benutzername und Passwort ein OAUTH2-Token vom Client beim Server angefragt. Methode ist „password“, Client-ID und Client-Secret sowie Benutzer und Passwort sind beim Client parametrierbar. </text:p>
      <text:h text:style-name="P15" text:outline-level="3">Aktivitäten</text:h>
      <text:p text:style-name="P5"><text:span text:style-name="T3">ACTIVITYREPORT</text:span><text:span text:style-name="T4">_TRANSACTION </text:span><text:span text:style-name="T3">= </text:span></text:p>
      <text:p text:style-name="P5"><text:span text:style-name="T2">„</text:span><text:span text:style-name="T5">status</text:span>“, <text:span text:style-name="T1">AKTIVITÄT</text:span>,</text:p>
      <text:p text:style-name="P2">„<text:span text:style-name="T5">generated_at</text:span>“, ZEIT,</text:p>
      <text:p text:style-name="P4">[„<text:span text:style-name="T8">ble_address</text:span>“, <text:span text:style-name="T10">BLUETOOTH MAC</text:span>]<text:line-break/></text:p>
      <text:p text:style-name="P2">AKTIVITÄT = „<text:span text:style-name="T5">1</text:span>“ | „<text:span text:style-name="T5">2</text:span>“ | „<text:span text:style-name="T5">3</text:span>“</text:p>
      <text:p text:style-name="P2">ZEIT = yyyy-mm-DD hh:mm:ss[.uuuuuu]</text:p>
      <text:p text:style-name="P1">BLUETOOTH MAC = Bluetooth Mac Adresse (String)</text:p>
      <text:h text:style-name="P16" text:outline-level="3">Beschleuniguns-Rohdaten</text:h>
      <text:p text:style-name="P9">RAW_ACCELERATION_TRANSACTION = <text:line-break/><text:span text:style-name="T1">„</text:span><text:span text:style-name="T6">generated_at</text:span><text:span text:style-name="T1">“, ZEIT,<text:line-break/>[„ble_a</text:span><text:span text:style-name="T6">dress</text:span><text:span text:style-name="T1">“, BLUETOOTH MAC]<text:line-break/></text:span>,“<text:span text:style-name="T5">n</text:span><text:span text:style-name="T8">v</text:span><text:span text:style-name="T5">alues</text:span>“, ANZAHL_WERT_TRIPPEL,<text:line-break/>„<text:span text:style-name="T16">sensor_v</text:span><text:span text:style-name="T5">alues</text:span>“, WERTLISTE,<text:line-break/>„<text:span text:style-name="T14">sampling_period“, SAMPLING_PERIODE</text:span></text:p>
      <text:p text:style-name="P3">ZEIT = yyyy-mm-DD hh:mm:ss[.uuuuuu] <text:span text:style-name="T10">(String)</text:span></text:p>
      <text:p text:style-name="P1">BLUETOOTH MAC: Bluetooth Mac Adresse (String)<text:line-break/>ANZAHL_WERT_TRIPPEL: zahl der Beschleunigungs-Trippel (unsigned int)</text:p>
      <text:p text:style-name="P1">WERTLISTE = <text:s/>„<text:span text:style-name="T17">[„ (</text:span>ANZAHL_WERT_TRIPPEL * „<text:span text:style-name="T17">[„</text:span>ACC_X“,“ACC_Y“,“ACC_Z“<text:span text:style-name="T17">]“) “]“</text:span></text:p>
      <text:p text:style-name="P1">ACC_X, ACC_Y,ACC_Z : Beschleunigung in G (festkommmazahl im Format xx.xx) </text:p>
      <text:p text:style-name="P11">SAMPLING_PERIODE: Zeit zwischen zwei samples (für nValues &gt; 1) in millisekunden, Format: xxxxx.xx)</text:p>
      <text:h text:style-name="Heading_20_3" text:outline-level="3">Signalstärke-Daten</text:h>
      <text:p text:style-name="P1">RSSI_REQUEST_TRANSACTION = </text:p>
      <text:p text:style-name="P10"><text:span text:style-name="T1">„</text:span><text:span text:style-name="T6">generated_at</text:span><text:span text:style-name="T1">“, ZEIT,<text:line-break/>[„ble_a</text:span><text:span text:style-name="T6">dress</text:span><text:span text:style-name="T1">“, BLUETOOTH MAC]<text:line-break/></text:span>,“<text:span text:style-name="T5">n</text:span><text:span text:style-name="T8">v</text:span><text:span text:style-name="T5">alues</text:span>“, ANZAHL_WERTE,<text:line-break/>„<text:span text:style-name="T9">sensor_v</text:span><text:span text:style-name="T5">alues</text:span>“, WERTLISTE,<text:line-break/>„<text:span text:style-name="T14">sampling_period“, SAMPLING_PERIODE</text:span></text:p>
      <text:p text:style-name="P3">ZEIT = yyyy-mm-DD hh:mm:ss[.uuuuuu] <text:span text:style-name="T10">(String)</text:span></text:p>
      <text:p text:style-name="P1">BLUETOOTH MAC: Bluetooth Mac Adresse (String)<text:line-break/>ANZAHL_WERTE: zahl der Beschleunigungs-Trippel (unsigned int)</text:p>
      <text:p text:style-name="P1">WERTLISTE = <text:s/>ANZAHL_WERTE * (RSSI“ „)</text:p>
      <text:p text:style-name="P1">RSSI: RSSI in dBM (Festkommazahl im Format xxx.x dBm)</text:p>
      <text:p text:style-name="P11">SAMPLING_PERIODE: Zeit zwischen zwei samples (für nValues &gt; 1) in millisekunden, Format: xxxxx.xx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</meta:initial-creator>
    <meta:creation-date>2014-04-28T14:37:54.141666758</meta:creation-date>
    <dc:date>2014-05-12T15:58:12.992546917</dc:date>
    <dc:creator>kindt </dc:creator>
    <meta:editing-duration>PT2H24M</meta:editing-duration>
    <meta:editing-cycles>11</meta:editing-cycles>
    <meta:generator>LibreOffice/4.1.2.3$Linux_X86_64 LibreOffice_project/410m0$Build-3</meta:generator>
    <meta:document-statistic meta:table-count="0" meta:image-count="0" meta:object-count="0" meta:page-count="1" meta:paragraph-count="30" meta:word-count="217" meta:character-count="2014" meta:non-whitespace-character-count="1810"/>
  </office:meta>
</office:document-meta>
</file>